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e1646" officeooo:paragraph-rsid="000e1646"/>
    </style:style>
    <style:style style:name="P2" style:family="paragraph" style:parent-style-name="Table_20_Contents">
      <style:paragraph-properties fo:text-align="start" style:justify-single-word="false"/>
      <style:text-properties fo:font-weight="bold" officeooo:rsid="000eb43c" officeooo:paragraph-rsid="000eb43c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0eb43c" officeooo:paragraph-rsid="000eb43c"/>
    </style:style>
    <style:style style:name="P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center" style:justify-single-word="false"/>
      <style:text-properties officeooo:rsid="000e1646" officeooo:paragraph-rsid="000e1646"/>
    </style:style>
    <style:style style:name="P7" style:family="paragraph" style:parent-style-name="Table_20_Contents">
      <style:paragraph-properties fo:text-align="start" style:justify-single-word="false"/>
      <style:text-properties officeooo:rsid="000f9e95" officeooo:paragraph-rsid="000f9e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Office Program Tutorials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2342994071760">
          <table:table-cell table:style-name="Table1.A1" office:value-type="string">
            <text:p text:style-name="P2">Google Sheets</text:p>
          </table:table-cell>
          <table:table-cell table:style-name="Table1.A1" office:value-type="string">
            <text:p text:style-name="P3">https://www.youtube.com/results?search_query=google+sheets+tutorial</text:p>
          </table:table-cell>
        </table:table-row>
        <table:table-row table:style-name="TableLine2343212871168">
          <table:table-cell table:style-name="Table1.A1" office:value-type="string">
            <text:p text:style-name="P4">Shad Sluiter</text:p>
            <text:p text:style-name="P4">freeCodeCamp.org</text:p>
            <text:p text:style-name="P3">Microsoft Excel Tutorial for Beginners - Full Course</text:p>
          </table:table-cell>
          <table:table-cell table:style-name="Table1.A1" office:value-type="string">
            <text:p text:style-name="P3"><text:a xlink:type="simple" xlink:href="https://youtu.be/Vl0" text:style-name="Internet_20_link" text:visited-style-name="Visited_20_Internet_20_Link">https://youtu.be/Vl0</text:a><text:a xlink:type="simple" xlink:href="https://youtu.be/Vl0H-qTclOg" text:style-name="Internet_20_link" text:visited-style-name="Visited_20_Internet_20_Link">H-qTclOg</text:a> </text:p>
          </table:table-cell>
        </table:table-row>
        <table:table-row table:style-name="TableLine2343212862736">
          <table:table-cell table:style-name="Table1.A1" office:value-type="string">
            <text:p text:style-name="P4">Barton Poulson – datalab.cc</text:p>
            <text:p text:style-name="P4">freeCodeCamp.org</text:p>
            <text:p text:style-name="P4">Google Sheets - Full Course</text:p>
          </table:table-cell>
          <table:table-cell table:style-name="Table1.A1" office:value-type="string">
            <text:p text:style-name="P3"><text:a xlink:type="simple" xlink:href="https://youtu.be/N2opj8XzYBY" text:style-name="Internet_20_link" text:visited-style-name="Visited_20_Internet_20_Link">https://youtu.be/N2opj8XzYBY</text:a> </text:p>
          </table:table-cell>
        </table:table-row>
        <table:table-row table:style-name="TableLine23432128594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3008">
          <table:table-cell table:style-name="Table1.A1" office:value-type="string">
            <text:p text:style-name="P2">MS Excel</text:p>
          </table:table-cell>
          <table:table-cell table:style-name="Table1.A1" office:value-type="string">
            <text:p text:style-name="P3"/>
          </table:table-cell>
        </table:table-row>
        <table:table-row table:style-name="TableLine2343212866000">
          <table:table-cell table:style-name="Table1.A1" office:value-type="string">
            <text:p text:style-name="P4">Learnit Training</text:p>
            <text:p text:style-name="P4">Excel 2016 Intermediate</text:p>
          </table:table-cell>
          <table:table-cell table:style-name="Table1.A1" office:value-type="string">
            <text:p text:style-name="P3"><text:a xlink:type="simple" xlink:href="https://youtu.be/NvBPFwYq3I4" text:style-name="Internet_20_link" text:visited-style-name="Visited_20_Internet_20_Link">https://youtu.be/NvBPFwYq3I4</text:a> </text:p>
          </table:table-cell>
        </table:table-row>
        <table:table-row table:style-name="TableLine2343212867088">
          <table:table-cell table:style-name="Table1.A1" office:value-type="string">
            <text:p text:style-name="P4">Simon Sez IT</text:p>
            <text:p text:style-name="P4">Microsoft Excel Tutorial: 3-Hour MS Excel 2019 Course for Beginners!</text:p>
          </table:table-cell>
          <table:table-cell table:style-name="Table1.A1" office:value-type="string">
            <text:p text:style-name="P3"><text:a xlink:type="simple" xlink:href="https://youtu.be/ZNGqeCcTu0Q" text:style-name="Internet_20_link" text:visited-style-name="Visited_20_Internet_20_Link">https://youtu.be/ZNGqeCcTu0Q</text:a> </text:p>
          </table:table-cell>
        </table:table-row>
        <table:table-row table:style-name="TableLine2343212874160">
          <table:table-cell table:style-name="Table1.A1" office:value-type="string">
            <text:p text:style-name="P4">Simon Sez IT</text:p>
            <text:p text:style-name="P4">The Ultimate MS Excel Crash Course: 6-Hour Microsoft Excel 2016 Tutorial for Beginners</text:p>
          </table:table-cell>
          <table:table-cell table:style-name="Table1.A1" office:value-type="string">
            <text:p text:style-name="P3"><text:a xlink:type="simple" xlink:href="https://youtu.be/sM0Lldwt7iA" text:style-name="Internet_20_link" text:visited-style-name="Visited_20_Internet_20_Link">https://youtu.be/sM0Lldwt7iA</text:a> </text:p>
          </table:table-cell>
        </table:table-row>
        <table:table-row table:style-name="TableLine2343212870896">
          <table:table-cell table:style-name="Table1.A1" office:value-type="string">
            <text:p text:style-name="P4">Shad Sluiter</text:p>
            <text:p text:style-name="P4">freeCodeCamp.org</text:p>
            <text:p text:style-name="P4">Microsoft Excel Tutorial for Beginners - Full Course</text:p>
          </table:table-cell>
          <table:table-cell table:style-name="Table1.A1" office:value-type="string">
            <text:p text:style-name="P3"><text:a xlink:type="simple" xlink:href="https://youtu.be/Vl0H-qTclOg" text:style-name="Internet_20_link" text:visited-style-name="Visited_20_Internet_20_Link">https://youtu.be/Vl0H-qTclOg</text:a> </text:p>
          </table:table-cell>
        </table:table-row>
        <table:table-row table:style-name="TableLine2343212874704">
          <table:table-cell table:style-name="Table1.A1" office:value-type="string">
            <text:p text:style-name="P2">Microsoft Word</text:p>
          </table:table-cell>
          <table:table-cell table:style-name="Table1.A1" office:value-type="string">
            <text:p text:style-name="P3"/>
          </table:table-cell>
        </table:table-row>
        <table:table-row table:style-name="TableLine2343212859744">
          <table:table-cell table:style-name="Table1.A1" office:value-type="string">
            <text:p text:style-name="P4">Simon Sez IT</text:p>
            <text:p text:style-name="P3">Microsoft Word Advanced Tutorial - Microsoft Word Tips and tricks</text:p>
          </table:table-cell>
          <table:table-cell table:style-name="Table1.A1" office:value-type="string">
            <text:p text:style-name="P3"><text:a xlink:type="simple" xlink:href="https://youtu.be/xT3gMWjQzdE" text:style-name="Internet_20_link" text:visited-style-name="Visited_20_Internet_20_Link">https://youtu.be/xT3gMWjQzdE</text:a> </text:p>
          </table:table-cell>
        </table:table-row>
        <table:table-row table:style-name="TableLine2343212863280">
          <table:table-cell table:style-name="Table1.A1" office:value-type="string">
            <text:p text:style-name="P4">Simon Sez IT</text:p>
            <text:p text:style-name="P4">Microsoft Word 2019 Advanced Tutorial</text:p>
          </table:table-cell>
          <table:table-cell table:style-name="Table1.A1" office:value-type="string">
            <text:p text:style-name="P3"><text:a xlink:type="simple" xlink:href="https://youtu.be/rUGQcyUYKoI" text:style-name="Internet_20_link" text:visited-style-name="Visited_20_Internet_20_Link">https://youtu.be/rUGQcyUYKoI</text:a> </text:p>
          </table:table-cell>
        </table:table-row>
        <table:table-row table:style-name="TableLine23432128635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95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38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19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89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4096">
          <table:table-cell table:style-name="Table1.A1" office:value-type="string">
            <text:p text:style-name="P2">Database Design</text:p>
          </table:table-cell>
          <table:table-cell table:style-name="Table1.A1" office:value-type="string">
            <text:p text:style-name="P3"/>
          </table:table-cell>
        </table:table-row>
        <table:table-row table:style-name="TableLine2343212871440">
          <table:table-cell table:style-name="Table1.A1" office:value-type="string">
            <text:p text:style-name="P4">Caleb Curry</text:p>
            <text:p text:style-name="P4">freeCodeCamp.org</text:p>
            <text:p text:style-name="P4">Database Design Course - Learn how to design and plan a database for beginners</text:p>
          </table:table-cell>
          <table:table-cell table:style-name="Table1.A1" office:value-type="string">
            <text:p text:style-name="P3"><text:a xlink:type="simple" xlink:href="https://youtu.be/ztHopE5Wnpc" text:style-name="Internet_20_link" text:visited-style-name="Visited_20_Internet_20_Link">https://youtu.be/ztHopE5Wnpc</text:a> </text:p>
          </table:table-cell>
        </table:table-row>
        <table:table-row table:style-name="TableLine23432128643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28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17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4640">
          <table:table-cell table:style-name="Table1.A1" office:value-type="string">
            <text:p text:style-name="P4">Raghvi Tutorials</text:p>
            <text:p text:style-name="P3">How to create a web page using Open Office Web Writer by Mr.Anil Giri</text:p>
          </table:table-cell>
          <table:table-cell table:style-name="Table1.A1" office:value-type="string">
            <text:p text:style-name="P3"><text:a xlink:type="simple" xlink:href="https://youtu.be/BB8xbsGySxc" text:style-name="Internet_20_link" text:visited-style-name="Visited_20_Internet_20_Link">https://youtu.be/BB8xbsGySxc</text:a> </text:p>
          </table:table-cell>
        </table:table-row>
        <table:table-row table:style-name="TableLine2343212872256">
          <table:table-cell table:style-name="Table1.A1" office:value-type="string">
            <text:p text:style-name="P4">Arvind Prasad</text:p>
            <text:p text:style-name="P4">Making html presentation using libre office</text:p>
          </table:table-cell>
          <table:table-cell table:style-name="Table1.A1" office:value-type="string">
            <text:p text:style-name="P5"><text:a xlink:type="simple" xlink:href="https://youtu.be/jNA2Bg_7JVE" text:style-name="Internet_20_link" text:visited-style-name="Visited_20_Internet_20_Link">https://youtu.be/jNA2Bg_7JVE</text:a> </text:p>
          </table:table-cell>
        </table:table-row>
        <text:soft-page-break/>
        <table:table-row table:style-name="TableLine23432128621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035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252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3072">
          <table:table-cell table:style-name="Table1.A1" office:value-type="string">
            <text:p text:style-name="P7">Typing </text:p>
          </table:table-cell>
          <table:table-cell table:style-name="Table1.A1" office:value-type="string">
            <text:p text:style-name="P3"/>
          </table:table-cell>
        </table:table-row>
        <table:table-row table:style-name="TableLine2343212860016">
          <table:table-cell table:style-name="Table1.A1" office:value-type="string">
            <text:p text:style-name="P7">Typing practice</text:p>
            <text:p text:style-name="P7">As seen on Kalle Haldens channel</text:p>
          </table:table-cell>
          <table:table-cell table:style-name="Table1.A1" office:value-type="string">
            <text:p text:style-name="P3">https://www.keybr.com/</text:p>
          </table:table-cell>
        </table:table-row>
        <table:table-row table:style-name="TableLine23432128733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11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08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06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52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02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92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49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36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44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76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13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51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19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49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84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68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81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54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24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8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38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05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16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98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62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65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673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32128700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14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57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142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6984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52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08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87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74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93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19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06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76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82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101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Line23429867098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25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22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00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104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109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6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6987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6989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13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71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6992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79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95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84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6995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27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90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30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55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60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44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106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11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112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6997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33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3429867016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list xml:id="list89543502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9T13:52:27.267000000</meta:creation-date>
    <dc:date>2022-01-29T22:27:10.344000000</dc:date>
    <meta:editing-duration>PT43M21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48" meta:word-count="162" meta:character-count="1364" meta:non-whitespace-character-count="1237"/>
  </office:meta>
</office:document-meta>
</file>